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0.9575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2.3909in"/>
    </style:style>
    <style:style style:name="co6" style:family="table-column">
      <style:table-column-properties fo:break-before="auto" style:column-width="2.1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1</text:p>
          </table:table-cell>
          <table:table-cell table:style-name="ce1" office:value-type="float" office:value="0.0000001" calcext:value-type="float">
            <text:p>1,00E-07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table:style-name="ce1" office:value-type="float" office:value="0.0000001" calcext:value-type="float">
            <text:p>1,00E-07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formula="of:=6.28*1/SQRT([.B1]*[.B2]*[.B3]*[.B4])" office:value-type="float" office:value="19030.303030303" calcext:value-type="float">
            <text:p>19030,303030303</text:p>
          </table:table-cell>
        </table:table-row>
      </table:table>
      <table:table table:name="Noise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2" office:value-type="string" calcext:value-type="string">
            <text:p>Oversample</text:p>
          </table:table-cell>
          <table:table-cell table:style-name="ce2" office:value-type="string" calcext:value-type="string">
            <text:p>Alg</text:p>
          </table:table-cell>
          <table:table-cell table:style-name="ce2" office:value-type="string" calcext:value-type="string">
            <text:p>Beta</text:p>
          </table:table-cell>
          <table:table-cell table:style-name="ce2" office:value-type="string" calcext:value-type="string">
            <text:p>Noise (sample rms)</text:p>
          </table:table-cell>
          <table:table-cell table:style-name="ce2" office:value-type="string" calcext:value-type="string">
            <text:p>Note</text:p>
          </table:table-cell>
          <table:table-cell table:style-name="ce2"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Sliding avg</text:p>
          </table:table-cell>
          <table:table-cell office:value-type="string" calcext:value-type="string">
            <text:p>0.8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string" calcext:value-type="string">
            <text:p><text:s/></text:p>
          </table:table-cell>
          <table:table-cell table:style-name="ce2"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0.8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2"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0.8</text:p>
          </table:table-cell>
          <table:table-cell table:style-name="ce2" office:value-type="float" office:value="105" calcext:value-type="float">
            <text:p>105</text:p>
          </table:table-cell>
          <table:table-cell table:style-name="ce2"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0.8</text:p>
          </table:table-cell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0.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Higher high ton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igma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Same as avg, high tone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Same as avg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Same as median, fuzz-like soun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dian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Meassured code RMS over all data filtered with alpa 0.99/0.01</text:p>
          </table:table-cell>
          <table:table-cell table:number-columns-repeated="3"/>
          <table:table-cell office:value-type="string" calcext:value-type="string">
            <text:p>Sounds better than avg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sv" fo:country="S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rs Berntzon</meta:initial-creator>
    <meta:creation-date>2020-12-21T21:26:53.443523801</meta:creation-date>
    <dc:date>2020-12-22T22:33:08.662881829</dc:date>
    <dc:creator>Lars Berntzon</dc:creator>
    <meta:editing-duration>PT22H45M25S</meta:editing-duration>
    <meta:editing-cycles>21</meta:editing-cycles>
    <meta:generator>LibreOffice/6.4.6.2$Linux_X86_64 LibreOffice_project/40$Build-2</meta:generator>
    <meta:document-statistic meta:table-count="2" meta:cell-count="49" meta:object-count="0"/>
  </office:meta>
</office:document-meta>
</file>